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style:font-name="Verdana1"/>
    </style:style>
    <style:style style:name="T5" style:family="text">
      <style:text-properties style:font-name="Verdana1" fo:font-weight="bold"/>
    </style:style>
    <style:style style:name="T6" style:family="text">
      <style:text-properties style:font-name="Verdana1" fo:font-weight="bold" style:font-weight-asian="normal" style:font-weight-complex="normal"/>
    </style:style>
    <style:style style:name="T7" style:family="text">
      <style:text-properties style:font-name="Verdana1" fo:font-weight="bold" style:font-weight-asian="bold" style:font-weight-complex="bold"/>
    </style:style>
    <style:style style:name="T8" style:family="text">
      <style:text-properties style:font-name="Verdana1" fo:font-size="10pt"/>
    </style:style>
    <style:style style:name="T9" style:family="text">
      <style:text-properties style:font-name="Verdana1" fo:font-size="10pt" fo:font-weight="normal" style:font-weight-asian="normal" style:font-weight-complex="normal"/>
    </style:style>
    <style:style style:name="T10" style:family="text">
      <style:text-properties style:font-name="Verdana1" fo:font-weight="normal" style:font-weight-asian="normal" style:font-weight-complex="normal"/>
    </style:style>
    <style:style style:name="T11" style:family="text">
      <style:text-properties style:font-name="F1" fo:font-size="12pt" style:font-name-asian="F1" style:font-size-asian="12pt" style:font-name-complex="F1" style:font-size-complex="12pt"/>
    </style:style>
    <style:style style:name="T12" style:family="text">
      <style:text-properties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3" style:family="text">
      <style:text-properties fo:color="#000000"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4" style:family="text">
      <style:text-properties fo:color="#000000" style:font-name="F1" fo:font-size="12pt" fo:font-weight="normal" style:font-name-asian="F1" style:font-size-asian="12pt" style:font-weight-asian="normal" style:font-name-complex="F1" style:font-size-complex="12pt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66330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Baked Oatmeal </text:span><text:span text:style-name="T4"><text:line-break/></text:span><text:span text:style-name="T8">Crystal Miller</text:span><text:span text:style-name="T4"><text:line-break/><text:line-break/>½ cup light olive oil<text:line-break/>½ cup melted butter – 1 cube<text:line-break/>1 cup honey<text:line-break/>4 eggs<text:line-break/>6 cups quick oats <text:line-break/>2 1/2 tsp. baking powder<text:line-break/>1/2 tbsp. salt<text:line-break/>2 cups milk<text:line-break/><text:line-break/>In a large mixing bowl combine your oil, melted butter, honey &amp; eggs. When this is mixed add the milk. Now add in your dry ingredients, oats, baking powder, salt. Pour this mixture into a 9x13 pan and bake for 45 min. at 350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26:13.89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80" meta:character-count="398"/>
  </office:meta>
</office:document-meta>
</file>